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80345" officeooo:paragraph-rsid="00080345" style:font-weight-asian="bold" style:font-weight-complex="bold"/>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T1"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Library Management System Documentation</text:span></text:h>
      <text:h text:style-name="Heading_20_3" text:outline-level="3"><text:span text:style-name="Strong_20_Emphasis">Overview</text:span></text:h>
      <text:p text:style-name="Text_20_body">This Library Management System provides an API to manage books, authors, and borrowing records. It also supports generating reports about the library's inventory and borrowing activities. The system uses Django Rest Framework (DRF) for API development and Celery for asynchronous task processing.</text:p>
      <text:p text:style-name="Horizontal_20_Line"/>
      <text:h text:style-name="Heading_20_3" text:outline-level="3"><text:span text:style-name="Strong_20_Emphasis">Features</text:span></text:h>
      <text:list xml:id="list4117702705" text:style-name="L1">
        <text:list-item>
          <text:p text:style-name="P3"><text:span text:style-name="Strong_20_Emphasis">Author Management</text:span>: CRUD operations for authors.</text:p>
        </text:list-item>
        <text:list-item>
          <text:p text:style-name="P3"><text:span text:style-name="Strong_20_Emphasis">Book Management</text:span>: CRUD operations for books, including tracking available copies.</text:p>
        </text:list-item>
        <text:list-item>
          <text:p text:style-name="P3"><text:span text:style-name="Strong_20_Emphasis">Borrow Records</text:span>:</text:p>
          <text:list>
            <text:list-item>
              <text:p text:style-name="P3">Borrow a book.</text:p>
            </text:list-item>
            <text:list-item>
              <text:p text:style-name="P3">Return a borrowed book.</text:p>
            </text:list-item>
          </text:list>
        </text:list-item>
        <text:list-item>
          <text:p text:style-name="P3"><text:span text:style-name="Strong_20_Emphasis">Reports</text:span>:</text:p>
          <text:list>
            <text:list-item>
              <text:p text:style-name="P3">Generate reports asynchronously.</text:p>
            </text:list-item>
            <text:list-item>
              <text:p text:style-name="P2">Fetch the latest report.</text:p>
            </text:list-item>
          </text:list>
        </text:list-item>
      </text:list>
      <text:p text:style-name="Horizontal_20_Line"/>
      <text:h text:style-name="Heading_20_3" text:outline-level="3"><text:span text:style-name="Strong_20_Emphasis">API Endpoints</text:span></text:h>
      <text:h text:style-name="Heading_20_4" text:outline-level="4"><text:span text:style-name="Strong_20_Emphasis">Author Management</text:span></text:h>
      <text:list xml:id="list3600803167" text:style-name="L2">
        <text:list-item>
          <text:p text:style-name="P5"><text:span text:style-name="Strong_20_Emphasis">GET /authors/</text:span>: List all authors.</text:p>
        </text:list-item>
        <text:list-item>
          <text:p text:style-name="P5"><text:span text:style-name="Strong_20_Emphasis">POST /authors/</text:span>: Create a new author.</text:p>
        </text:list-item>
        <text:list-item>
          <text:p text:style-name="P5"><text:span text:style-name="Strong_20_Emphasis">GET /authors/{id}/</text:span>: Retrieve a specific author.</text:p>
        </text:list-item>
        <text:list-item>
          <text:p text:style-name="P5"><text:span text:style-name="Strong_20_Emphasis">PUT /authors/{id}/</text:span>: Update a specific author.</text:p>
        </text:list-item>
        <text:list-item>
          <text:p text:style-name="P4"><text:span text:style-name="Strong_20_Emphasis">DELETE /authors/{id}/</text:span>: Delete a specific author.</text:p>
        </text:list-item>
      </text:list>
      <text:h text:style-name="Heading_20_4" text:outline-level="4"><text:span text:style-name="Strong_20_Emphasis">Book Management</text:span></text:h>
      <text:list xml:id="list568392122" text:style-name="L3">
        <text:list-item>
          <text:p text:style-name="P7"><text:span text:style-name="Strong_20_Emphasis">GET /books/</text:span>: List all books.</text:p>
        </text:list-item>
        <text:list-item>
          <text:p text:style-name="P7"><text:span text:style-name="Strong_20_Emphasis">POST /books/</text:span>: Create a new book.</text:p>
        </text:list-item>
        <text:list-item>
          <text:p text:style-name="P7"><text:span text:style-name="Strong_20_Emphasis">GET /books/{id}/</text:span>: Retrieve a specific book.</text:p>
        </text:list-item>
        <text:list-item>
          <text:p text:style-name="P7"><text:span text:style-name="Strong_20_Emphasis">PUT /books/{id}/</text:span>: Update a specific book.</text:p>
        </text:list-item>
        <text:list-item>
          <text:p text:style-name="P6"><text:span text:style-name="Strong_20_Emphasis">DELETE /books/{id}/</text:span>: Delete a specific book.</text:p>
        </text:list-item>
      </text:list>
      <text:h text:style-name="Heading_20_4" text:outline-level="4"><text:span text:style-name="Strong_20_Emphasis">Borrow Records</text:span></text:h>
      <text:list xml:id="list2695798494" text:style-name="L4">
        <text:list-item>
          <text:p text:style-name="P9"><text:span text:style-name="Strong_20_Emphasis">POST /borrowrecords/</text:span>: Borrow a book.</text:p>
          <text:list>
            <text:list-item>
              <text:p text:style-name="P9"><text:span text:style-name="Strong_20_Emphasis">Required fields</text:span>:</text:p>
              <text:list>
                <text:list-item>
                  <text:p text:style-name="P9"><text:span text:style-name="Source_20_Text">book</text:span>: ID of the book to borrow.</text:p>
                </text:list-item>
                <text:list-item>
                  <text:p text:style-name="P9"><text:span text:style-name="Source_20_Text">borrowed_by</text:span>: ID of the user borrowing the book.</text:p>
                </text:list-item>
              </text:list>
            </text:list-item>
          </text:list>
        </text:list-item>
        <text:list-item>
          <text:p text:style-name="P9"><text:span text:style-name="Strong_20_Emphasis">PUT /borrowrecords/</text:span>: Return a borrowed book.</text:p>
          <text:list>
            <text:list-item>
              <text:p text:style-name="P9"><text:span text:style-name="Strong_20_Emphasis">Required fields</text:span>:</text:p>
              <text:list>
                <text:list-item>
                  <text:p text:style-name="P9"><text:soft-page-break/><text:span text:style-name="Source_20_Text">id</text:span>: ID of the borrow record.</text:p>
                </text:list-item>
                <text:list-item>
                  <text:p text:style-name="P8"><text:span text:style-name="Source_20_Text">return_date</text:span>: Date the book is returned (default: today's date).</text:p>
                </text:list-item>
              </text:list>
            </text:list-item>
          </text:list>
        </text:list-item>
      </text:list>
      <text:h text:style-name="Heading_20_4" text:outline-level="4"><text:span text:style-name="Strong_20_Emphasis">Reports</text:span></text:h>
      <text:list xml:id="list3797266931" text:style-name="L5">
        <text:list-item>
          <text:p text:style-name="P11"><text:span text:style-name="Strong_20_Emphasis">POST /reports/</text:span>: Generate a new report asynchronously.</text:p>
          <text:list>
            <text:list-item>
              <text:p text:style-name="P11"><text:span text:style-name="Strong_20_Emphasis">Response</text:span>:</text:p>
              <text:list>
                <text:list-item>
                  <text:p text:style-name="P11"><text:span text:style-name="Source_20_Text">message</text:span>: Confirmation message.</text:p>
                </text:list-item>
                <text:list-item>
                  <text:p text:style-name="P11"><text:span text:style-name="Source_20_Text">task_id</text:span>: ID of the Celery task triggered.</text:p>
                </text:list-item>
              </text:list>
            </text:list-item>
          </text:list>
        </text:list-item>
        <text:list-item>
          <text:p text:style-name="P10"><text:span text:style-name="Strong_20_Emphasis">GET /reports/</text:span>: Fetch the latest generated report.</text:p>
        </text:list-item>
      </text:list>
      <text:p text:style-name="Horizontal_20_Line"/>
      <text:h text:style-name="Heading_20_3" text:outline-level="3"><text:span text:style-name="Strong_20_Emphasis">Report Generation</text:span></text:h>
      <text:list xml:id="list1416332823" text:style-name="L6">
        <text:list-item>
          <text:p text:style-name="P13"><text:span text:style-name="Strong_20_Emphasis">Purpose</text:span>: Generate a summary of library statistics, including:</text:p>
          <text:list>
            <text:list-item>
              <text:p text:style-name="P13">Total number of authors.</text:p>
            </text:list-item>
            <text:list-item>
              <text:p text:style-name="P13">Total number of books.</text:p>
            </text:list-item>
            <text:list-item>
              <text:p text:style-name="P13">Total number of currently borrowed books.</text:p>
            </text:list-item>
          </text:list>
        </text:list-item>
        <text:list-item>
          <text:p text:style-name="P12"><text:span text:style-name="Strong_20_Emphasis">Storage</text:span>: Reports are saved as JSON files in the <text:span text:style-name="Source_20_Text">reports/</text:span> directory with a timestamped filename (e.g., <text:span text:style-name="Source_20_Text">report_20241216_105728.json</text:span>).</text:p>
        </text:list-item>
      </text:list>
      <text:p text:style-name="P1">NOTE: <text:span text:style-name="T1">Create user from admin pan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6:36:03.756375090</meta:creation-date>
    <dc:date>2024-12-16T16:40:53.709668548</dc:date>
    <meta:editing-duration>PT1M15S</meta:editing-duration>
    <meta:editing-cycles>2</meta:editing-cycles>
    <meta:generator>LibreOffice/7.3.7.2$Linux_X86_64 LibreOffice_project/30$Build-2</meta:generator>
    <meta:document-statistic meta:table-count="0" meta:image-count="0" meta:object-count="0" meta:page-count="2" meta:paragraph-count="47" meta:word-count="301" meta:character-count="1890" meta:non-whitespace-character-count="1672"/>
  </office:meta>
</office:document-meta>
</file>